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PatchRunner.applyPatches( Collection patches , int star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BPatchRunner.setupPatchT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BPatchRunner.DBPatchRunner( Connection connection , File patchIndex , String patchTableName , String patchReleas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BPatchRunner.initNewPatchList( Collection patch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BPatchRunner.filterOutAppliedPatches( Collection patch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BPatchRunner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